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81mm"/>
    </style:style>
    <style:style style:name="co2" style:family="table-column">
      <style:table-column-properties fo:break-before="auto" style:column-width="6.74mm"/>
    </style:style>
    <style:style style:name="co3" style:family="table-column">
      <style:table-column-properties fo:break-before="auto" style:column-width="21.08mm"/>
    </style:style>
    <style:style style:name="co4" style:family="table-column">
      <style:table-column-properties fo:break-before="auto" style:column-width="133.7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.05mm" fo:break-before="auto" style:use-optimal-row-height="true"/>
    </style:style>
    <style:style style:name="ro5" style:family="table-row">
      <style:table-row-properties style:row-height="14.82mm" fo:break-before="auto" style:use-optimal-row-height="true"/>
    </style:style>
    <style:style style:name="ro6" style:family="table-row">
      <style:table-row-properties style:row-height="11.64mm" fo:break-before="auto" style:use-optimal-row-height="true"/>
    </style:style>
    <style:style style:name="ro7" style:family="table-row">
      <style:table-row-properties style:row-height="5.1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font-name="Abyssinica SIL" fo:font-size="10.5pt" style:font-size-asian="10.5pt" style:font-size-complex="10.5pt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a1208" style:text-outline="false" style:text-line-through-style="none" style:text-line-through-type="none" style:font-name="Abyssinica SIL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byssinica SIL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style:font-name="Abyssinica SIL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style:font-name="Abyssinica SIL" fo:font-size="10.5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byssinica SIL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Abyssinica SIL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.5pt" style:language-asian="zh" style:country-asian="CN" style:font-style-asian="normal" style:font-weight-asian="normal" style:font-name-complex="Calib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Name of the donor</text:p>
          </table:table-cell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Blood Gro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ok Bhardwaj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Sector 2B Vasundhara, 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_raghav Hemant Raghav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Block 8, Sector 3, Rajendra NagarGhaziabad, Uttar Pradesh 201005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if ali Khan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Arthala, Mohan NagarGhaziabad, Uttar Pradesh 201007India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btosh Kumar 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Gali Number 4Arthala, Mohan NagarGhaziabad, Uttar Pradesh 201007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kandan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hyam Park Extension, 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Raj Bagh, 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khil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Hindon Air Force Station, Hindon Residential AreaGhaziabad, Uttar Pradesh 201004India 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nchan K Mitra 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Vinayak Apartment, 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kit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ai Villa, 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hish Mittal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NH-24, Hapur Road, Near Columbia Asia Hospital, Ghaziabad, Uttar Pradesh 201002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j Kr Singh 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Nirmal Ashray Yojna, 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eti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Crescent park, 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ty02 Jagat Prakash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ector-15 Vasundhara, 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tosh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Rise Organic Ghar, 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vek kapoo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hastri Nagar, 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ok Bhardwaj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Sheoran Residency, 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shisatv Shashi Kant Bhatt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Vivekanand Nagar, Vivekanand Nagar, 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s 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ahar Plaza Apartment, 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urag Singhal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anchvati Colony, 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thapriya Ghosh 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494, Block DBlock D, Lajpat Nagar, Sector 4, Rajendra NagarGhaziabad, Uttar Pradesh 201005India 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shank82 Shashank 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wan Kumar 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Vivekanand Nagar, 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il Porter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Sahibabad, 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alit kumar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vivekananda nagar, 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nkit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Marium Nagar, Next to Mariyam Hospital, Nandgram, GhuknaMarium Nagar, Sewa NagarGhaziabad, Uttar Pradesh 201003India 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pil Kaushik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Rakesh marg gt road, 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alit Joshi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4C/366,Vartalok Apartment,Vasundhara, 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kit Tyagi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CE - 58 KAVI NAGAR GHAZIABAD, ghaziabad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it Tyagi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ahibabad Industrial Area Site 4, Ghaziabad</text:p>
          </table:table-cell>
          <table:table-cell office:value-type="string" calcext:value-type="string">
            <text:p>A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rit Dutta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NH-24, Hapur Road, Near Columbia Asia Hospital, Ghaziabad, Uttar Pradesh 201002</text:p>
          </table:table-cell>
          <table:table-cell table:style-name="ce8" office:value-type="string" calcext:value-type="string">
            <text:p>A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it K singh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G R Garden, Ghaziabad</text:p>
          </table:table-cell>
          <table:table-cell table:style-name="ce8" office:value-type="string" calcext:value-type="string">
            <text:p>A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Kumar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ahar Plaza Apartment, Ghaziabad</text:p>
          </table:table-cell>
          <table:table-cell table:style-name="ce8" office:value-type="string" calcext:value-type="string">
            <text:p>A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ushiktak Ami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ahendra Enclave, Ghaziabad</text:p>
          </table:table-cell>
          <table:table-cell table:style-name="ce8" office:value-type="string" calcext:value-type="string">
            <text:p>A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olshanky Mohit Sharm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Nehru Nagar III, Ghaziabad</text:p>
          </table:table-cell>
          <table:table-cell table:style-name="ce8" office:value-type="string" calcext:value-type="string">
            <text:p>A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hul Goe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hipiyana Buzurg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tendra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Panchsheel Primrose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. Alok Sharma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NIMT RdGhaziabad, Uttar Pradesh 201007India 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hish Mittal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ector-16 Vasundhara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tsal Bansal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GDA Nyay Khand 2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urav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rishna Apra Gardens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ckyinder Inderjeet Singh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jpa Dronagiri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emant Singh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Sector 7, VasundharaGhaziabad, Uttar Pradesh 201012India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jit Singh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13, Niti Khand-1, IndirapuramNiti Khand I, IndirapuramGhaziabad, Uttar Pradesh 201010India 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achin Tomar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Mohan Nagar Link RdShipra Suncity, IndirapuramGhaziabad, Uttar Pradesh 201307India 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Vikas 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Vasundhra Indirapuram Highway, Near DPS IndirapuramKinauni Village, IndirapuramGhaziabad, Uttar Pradesh 201002India 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su Chaudhari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ector-15 Vasundhara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Japinder singh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14Niti Khand I, IndirapuramGhaziabad, Uttar Pradesh 201014India 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ivendra S Chauhan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hastri Nagar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icha Pathak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/5, Om Plaza, Sector 15C, VasundharaSector 15, VasundharaGhaziabad, Uttar Pradesh 201012India 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ranjan Kumar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Excellent Residency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fis Akhtar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Chiranjeev Vihar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vi Shankar Sharma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Mahagunpuram Ghaziabad, Uttar Pradesh 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ormodel Mohit Chhabr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ehru Nagar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un Vohr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anjay Nagar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htab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ector-10 Raj Nagar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su Chaudhari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hakti Khand 2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hish Mittal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Nehru Nagar II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chin kumar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ahalakshmi Apartment Ghaziabad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him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P HOMES, Govind Puram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shi Bhushan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K Block, Kavi Nagar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rpreet Singh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tma Ram Apartment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kur 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alaji Apartment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hish Mittal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ehru Nagar III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iv Mangal Saw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Vivekanand Nagar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Yavanika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CIRD (Ashram) Sector 5A Sector 5, VasundharaGhaziabad, Uttar Pradesh 201012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eta Agarawal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ilver Land Apartment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itin Jain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Vaishali RdSector 2, VaishaliGhaziabad, Uttar Pradesh 201010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apan kapoor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Thana Link Road33/11 kv sub-station IIMaharajpur, Sahibabad Industrial Area Site 4, SahibabadGhaziabad, Uttar Pradesh 201010, India 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ti 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NH-24, Hapur Road, Near Columbia Asia Hospital, Ghaziabad, Uttar Pradesh 201002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pin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eerut Road Industrial Area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tsal Bansal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Vista Homes, Vasundhra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ndra Sekhar Mishra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Excellent Residency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vindra Kumar Dhingra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ank Enclave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it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Nehru Nagar II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i 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ctor-5 Vaishali 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kas 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Kali Mandir Marg, Lajpat Nagar, Block G, Pyare Lal Colony, Rajendra NagarLajpat Nagar, Block G, Pyare Lal Colony, Rajendra NagarGhaziabad, Uttar Pradesh 201007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nd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elebration Red Mall, Ghaziabad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shal Sharma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Swarn Jayanti Park Niti Khand 3, Manoj Vihar, Indirapuram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vek kapoor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Sector 16, VasundharaGhaziabad, Uttar Pradesh 201012India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itin Malhotra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Indirapuram, ghaziabad</text:p>
          </table:table-cell>
          <table:table-cell table:style-name="ce3"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r Abhishek Singh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57, Mahagun mascot, crossing Republik, ghaziabad</text:p>
          </table:table-cell>
          <table:table-cell table:style-name="ce3"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aurav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Vaishali, ghaziabad</text:p>
          </table:table-cell>
          <table:table-cell table:style-name="ce3"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rpit Gupta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Ebony Greens Phase 1, Ghaziabad</text:p>
          </table:table-cell>
          <table:table-cell table:style-name="ce3"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IPIN KUMAR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M 282 SF 4 SECTOR 12 PRATAP VIHAR, ghaziabad</text:p>
          </table:table-cell>
          <table:table-cell table:style-name="ce3"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shutosh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A-12 GREEN VIEW RAJ NAGAR EXTENSION GHAZIABAD, ghaziabad</text:p>
          </table:table-cell>
          <table:table-cell table:style-name="ce3"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ahul Patra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792,Vivekanad Nagar, ghaziabad</text:p>
          </table:table-cell>
          <table:table-cell table:style-name="ce3"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ikas dhiman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jai bharat enclave near sahibabad thana , sahibabad, ghaziabad</text:p>
          </table:table-cell>
          <table:table-cell table:style-name="ce3" office:value-type="string" calcext:value-type="string">
            <text:p>B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 M YASIR HUSAIN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CV-16, Sector-23, Sanjay Nagar, ghaziabad</text:p>
          </table:table-cell>
          <table:table-cell table:style-name="ce3" office:value-type="string" calcext:value-type="string">
            <text:p>B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hubham Garg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#302, Plot no 298A, Sector-4, Vaishali, ghaziabad</text:p>
          </table:table-cell>
          <table:table-cell table:style-name="ce3" office:value-type="string" calcext:value-type="string">
            <text:p>B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kur Jain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B-415, Gaur Homes, Govindpuram, ghaziabad</text:p>
          </table:table-cell>
          <table:table-cell table:style-name="ce3" office:value-type="string" calcext:value-type="string">
            <text:p>B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rit Kumar Mandal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heoran Residency, Ghaziabad</text:p>
          </table:table-cell>
          <table:table-cell office:value-type="string" calcext:value-type="string">
            <text:p>B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kur Jain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ilver Land Apartment, Ghaziabad</text:p>
          </table:table-cell>
          <table:table-cell office:value-type="string" calcext:value-type="string">
            <text:p>B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use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New Panchwati Colony, Ghaziabad</text:p>
          </table:table-cell>
          <table:table-cell office:value-type="string" calcext:value-type="string">
            <text:p>B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s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agan Enclave, Amrit Nagar, Ghaziabad</text:p>
          </table:table-cell>
          <table:table-cell office:value-type="string" calcext:value-type="string">
            <text:p>B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tin Gupta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Arya Nagar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urabh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Panchvati Colony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tin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ivekanand Nagar, Vivekanand Nagar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ay Singh Azad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ew Panchwati Colony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veen Verma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Ansal Avantika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deep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Krishna Vihar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shpak Verma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uilder flat, Dundahera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igendra K Sharma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ssotech The Nest Maxi Homes Phase 2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dhi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Golf Green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un Kumar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ahagun Montage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nit Awasthi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upertech Livingston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am75 Desh Raj Sharma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ushant Aquapolis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jay Sanjay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ipuria Sunrise Greens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mit Raheja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ushant Aquapolis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khi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rem Nagar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wakar Soni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azaria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chin Chaudhary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urab Nagar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kash Narain Gupta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ector-1 Vasundhara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ju197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atel Nagar-II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chin Chaudhary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NH 91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khi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Nehru Nagar II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deep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aya ganj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pil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Rajnagar, Ghaziabad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ahul upreti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vaishali sec-5, ghaziabad</text:p>
          </table:table-cell>
          <table:table-cell table:style-name="ce3"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ma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vasundhara, ghaziabad</text:p>
          </table:table-cell>
          <table:table-cell table:style-name="ce3" office:value-type="string" calcext:value-type="string">
            <text:p>AB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rajesh Kumar Singh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92 Girdhar Enclave, ghaziabad</text:p>
          </table:table-cell>
          <table:table-cell table:style-name="ce3" office:value-type="string" calcext:value-type="string">
            <text:p>AB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hailender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bhikanpur, ghaziabad</text:p>
          </table:table-cell>
          <table:table-cell table:style-name="ce3" office:value-type="string" calcext:value-type="string">
            <text:p>AB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jay Kum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ditya Park Town, Ghaziabad</text:p>
          </table:table-cell>
          <table:table-cell office:value-type="string" calcext:value-type="string">
            <text:p>AB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jesh Johri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houryapuram Apartments, Ghaziabad</text:p>
          </table:table-cell>
          <table:table-cell office:value-type="string" calcext:value-type="string">
            <text:p>AB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it Kumar Shukla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atel Nagar 3, Ghaziabad</text:p>
          </table:table-cell>
          <table:table-cell office:value-type="string" calcext:value-type="string">
            <text:p>AB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yoti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andgram, Ghaziabad</text:p>
          </table:table-cell>
          <table:table-cell office:value-type="string" calcext:value-type="string">
            <text:p>AB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ok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wa nagar, Ghaziabad</text:p>
          </table:table-cell>
          <table:table-cell office:value-type="string" calcext:value-type="string">
            <text:p>AB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marocky Rakesh Verma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hri Balaji apartments, Patel marg, Patel Nagar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vi Shankar <text:s/>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Himalaya Tanishq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hit Sharm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G Impressions 58 Phase 2 Ivory Tower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il Bhat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SH 57Islam Nagar Village, MadhopuraGhaziabad, Uttar Pradesh 201009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himan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Link RdPIR Colony, Sahibabad Industrial Area Site 4, SahibabadGhaziabad, Uttar Pradesh 201010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ki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KDPMGI Gharaunda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teek Da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Quantum Residency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stuti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Krishna Aprameya Residency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hish Soni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Gaur Cascades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shay Pandi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ilan Earth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 Suresh Kuma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Maia Marvel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nt Andhare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Uninav Heights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jaycbz Sanjay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Block D, Nandgram, GhuknaGhaziabad, Uttar Pradesh 201003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ishir Chandra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ankey Bihari Aggarwal Heights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shtps Puran Singh Bisht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Krishna Enclave Plot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nchan <text:s/>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KDP MGI Sparrow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GopalKrishna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On Request, N.H-58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kit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igsun Roof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u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Nilaya Greens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urabh Bhati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G Benefit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nu Shanker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edos Vista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 S Ro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Gardenia Glamour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ashraja1 Akash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warn Jayanti Puram 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ganaggar Gagan Aggarw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GDA Flat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nuj Bedwal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olden Bell Apartment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or Anil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warn Jayanti Puram 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.Shreejit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ctor-14 Vasundhara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rishan kumar sharma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SF101,shastri nagar ,GHAZIABAD., ghaziabad</text:p>
          </table:table-cell>
          <table:table-cell table:style-name="ce3"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tul Kumar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RDC RAJNAGAR, ghaziabad</text:p>
          </table:table-cell>
          <table:table-cell table:style-name="ce3"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avi Kant Sharma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51/1 Swaroop Park,lajpat nagar,Sahibabad, ghaziabad</text:p>
          </table:table-cell>
          <table:table-cell table:style-name="ce3"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HANDRA PRAKASH GUPTA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3rd-h-68, rakesh marg nehru nagar ghaziabad, ghaziabad</text:p>
          </table:table-cell>
          <table:table-cell table:style-name="ce3"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ranav Jain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C 106 ground floor, Ramprastha colony, ghaziabad</text:p>
          </table:table-cell>
          <table:table-cell table:style-name="ce3"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vender gupta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Rahul Vihar, Ghaziabad</text:p>
          </table:table-cell>
          <table:table-cell table:style-name="ce3"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uj Vats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Sanjay Nagar, ghaziabad</text:p>
          </table:table-cell>
          <table:table-cell table:style-name="ce3"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urabh bhatia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ector-12 Pratap Vihar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it raj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odinagar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ogesh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Indirapuram, ghaziabad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nuj Bedwal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pratap vihar, vijay nagar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rkha gupta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3rd-h-68, rakesh marg nehru nagar ghaziabad, ghaziabad</text:p>
          </table:table-cell>
          <table:table-cell table:style-name="ce3" office:value-type="string" calcext:value-type="string">
            <text:p>O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hivam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vijay nagar, ghaziabad</text:p>
          </table:table-cell>
          <table:table-cell table:style-name="ce3" office:value-type="string" calcext:value-type="string">
            <text:p>O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hitaj Kumar 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Meerut RdSector 7, Patel Nagar 2nd, Patel NagarGhaziabad, Uttar Pradesh 201003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dir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ahiuddin Pur Kanawni, Ghaziabad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il Gupta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aya Desire Residency, Ghaziabad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s 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Sihani RdNoor Nagar, Sadiq Nagar, Sehani Kalan, GhuknaGhaziabad, Uttar Pradesh 201003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oj Kumar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Krishna Apartments, Ghaziabad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ank Gupta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Gulmohur Tower, Shastri Nagar, Ghaziabad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oj Poswal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vantika Extension, Chiranjeev Vihar, Ghaziabad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itanand Amitanand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hine Homz Vasundhara, Ghaziabad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ilpi Shankar 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irmal Ashray Yojna, Ghaziabad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oj Kumar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C-5/51, Siddharth Vihar Bagu, Ghaziabad, 201009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it Anand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ector-15 Vasundhara, Ghaziabad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/00/0000</text:date>, <text:time style:data-style-name="N2" text:time-value="18:17:38.585507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man Tyagi</meta:initial-creator>
    <meta:creation-date>2019-02-24T03:51:21</meta:creation-date>
    <dc:date>2019-02-24T18:48:24.008812244</dc:date>
    <meta:generator>LibreOffice/6.0.6.2$Linux_X86_64 LibreOffice_project/00m0$Build-2</meta:generator>
    <meta:editing-duration>PT10M23S</meta:editing-duration>
    <meta:editing-cycles>2</meta:editing-cycles>
    <meta:document-statistic meta:table-count="3" meta:cell-count="71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